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475210" style:family="table" style:master-page-name="ta-mp-0x1475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7a9eb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position="0% 100%" fo:font-size="10.00pt" fo:color="#000000" fo:font-family="Sans"/>
    </style:style>
    <style:style style:name="ACE-0x17ab0b8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9a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position="0% 100%" fo:font-size="10.00pt" fo:color="#000000" fo:font-family="Sans"/>
    </style:style>
    <style:style style:name="ACE-0x17aa8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9918" style:family="table-cell" style:data-style-name="ND.0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f98" style:family="table-cell" style:data-style-name="General">
      <style:table-cell-properties fo:background-color="#ffff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97f8" style:family="table-cell" style:data-style-name="ND.0">
      <style:table-cell-properties fo:background-color="#ffff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d58" style:family="table-cell" style:data-style-name="ND.0">
      <style:table-cell-properties fo:background-color="#ffff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33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b18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93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578" style:family="table-cell" style:data-style-name="General">
      <style:table-cell-properties fo:background-color="#808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698" style:family="table-cell" style:data-style-name="ND.0">
      <style:table-cell-properties fo:background-color="#808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21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9f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c38" style:family="table-cell" style:data-style-name="General">
      <style:table-cell-properties fo:background-color="#ffff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e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95b8" style:family="table-cell" style:data-style-name="General">
      <style:table-cell-properties fo:background-color="#808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94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7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a0f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ab1d8" style:family="table-cell" style:data-style-name="ND.0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41.75pt" style:use-optimal-column-width="false"/>
    </style:style>
    <style:style style:name="ACOL-2" style:family="table-column">
      <style:table-column-properties style:column-width="172.50pt" style:use-optimal-column-width="false"/>
    </style:style>
    <style:style style:name="ACOL-3" style:family="table-column">
      <style:table-column-properties style:column-width="56.25pt" style:use-optimal-column-width="false"/>
    </style:style>
    <style:style style:name="ACOL-4" style:family="table-column">
      <style:table-column-properties style:column-width="71.25pt" style:use-optimal-column-width="false"/>
    </style:style>
    <style:style style:name="ACOL-5" style:family="table-column">
      <style:table-column-properties style:column-width="52.50pt" style:use-optimal-column-width="false"/>
    </style:style>
    <style:style style:name="ACOL-6" style:family="table-column">
      <style:table-column-properties style:column-width="437.25pt" style:use-optimal-column-width="false"/>
    </style:style>
    <style:style style:name="ACOL-7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om_mw_itb_v1.7.2.txt" table:style-name="ta-0x1475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default-cell-style-name="ACE-0x17a9fd8" table:style-name="ACOL-4"/>
        <table:table-column table:default-cell-style-name="ACE-0x17a9fd8" table:style-name="ACOL-5"/>
        <table:table-column table:style-name="ACOL-6"/>
        <table:table-column table:style-name="ACOL-0" table:number-columns-repeated="36"/>
        <table:table-column table:style-name="ACOL-0" table:number-columns-repeated="214"/>
        <table:table-row table:style-name="AROW-1">
          <table:table-cell table:style-name="ACE-0x17aa7b8" office:value-type="string" office:string-value="LED_board_v0.0.2">
            <text:p>LED_board_v0.0.2</text:p>
          </table:table-cell>
          <table:table-cell table:number-columns-repeated="2" table:style-name="Gnumeric-default"/>
          <table:table-cell table:number-columns-repeated="2" table:style-name="ACE-0x17a9fd8"/>
          <table:table-cell table:number-columns-repeated="251" table:style-name="Gnumeric-default"/>
        </table:table-row>
        <table:table-row table:style-name="AROW-1">
          <table:table-cell table:style-name="ACE-0x17a9a38" office:value-type="string" office:string-value="name">
            <text:p>name</text:p>
          </table:table-cell>
          <table:table-cell table:style-name="ACE-0x17a9a38" office:value-type="string" office:string-value="part">
            <text:p>part</text:p>
          </table:table-cell>
          <table:table-cell table:style-name="ACE-0x17a9a38" office:value-type="string" office:string-value="quantity">
            <text:p>quantity</text:p>
          </table:table-cell>
          <table:table-cell table:style-name="ACE-0x17a9eb8" office:value-type="string" office:string-value="unit_cost">
            <text:p>unit_cost</text:p>
          </table:table-cell>
          <table:table-cell table:style-name="ACE-0x17a9eb8" office:value-type="string" office:string-value="cost">
            <text:p>cost</text:p>
          </table:table-cell>
          <table:table-cell table:style-name="ACE-0x17a9a38" office:value-type="string" office:string-value="description">
            <text:p>description</text:p>
          </table:table-cell>
          <table:table-cell table:number-columns-repeated="250" table:style-name="Gnumeric-default"/>
        </table:table-row>
        <table:table-row table:style-name="AROW-1">
          <table:table-cell table:style-name="ACE-0x17a9498" office:value-type="string" office:string-value="board">
            <text:p>board</text:p>
          </table:table-cell>
          <table:table-cell table:style-name="ACE-0x17a9498"/>
          <table:table-cell table:style-name="ACE-0x17a9498" office:value-type="float" office:value="1">
            <text:p>1</text:p>
          </table:table-cell>
          <table:table-cell table:style-name="ACE-0x17aa0f8" office:value-type="float" office:value="1">
            <text:p>1.0000</text:p>
          </table:table-cell>
          <table:table-cell table:style-name="ACE-0x17aa0f8" table:formula="of:=[.D3]*[.C3]" office:value-type="float" office:value="1">
            <text:p>1.0000</text:p>
          </table:table-cell>
          <table:table-cell table:style-name="ACE-0x17a9498" office:value-type="string" office:string-value="23mm x 23mm board with (4) M2 scres 16mm on center">
            <text:p>23mm x 23mm board with (4) M2 scres 16mm on cent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EDs">
            <text:p>LEDs</text:p>
          </table:table-cell>
          <table:table-cell table:style-name="Gnumeric-default" office:value-type="string" office:string-value="CP42B-RKS-CL0P0AA4-ND">
            <text:p>CP42B-RKS-CL0P0AA4-ND</text:p>
          </table:table-cell>
          <table:table-cell table:style-name="Gnumeric-default" office:value-type="float" office:value="4">
            <text:p>4</text:p>
          </table:table-cell>
          <table:table-cell table:style-name="ACE-0x17a9fd8" office:value-type="float" office:value="0.2">
            <text:p>0.2000</text:p>
          </table:table-cell>
          <table:table-cell table:style-name="ACE-0x17aa0f8" table:formula="of:=[.D4]*[.C4]" office:value-type="float" office:value="0.8">
            <text:p>0.8000</text:p>
          </table:table-cell>
          <table:table-cell table:style-name="Gnumeric-default" office:value-type="string" office:string-value="LED 7.6MM RED PIRANHA 4P 120DEG">
            <text:p>LED 7.6MM RED PIRANHA 4P 120DEG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ED driver">
            <text:p>LED driver</text:p>
          </table:table-cell>
          <table:table-cell table:style-name="Gnumeric-default" office:value-type="string" office:string-value="AL5801W6-7DICT-ND">
            <text:p>AL5801W6-7DICT-ND</text:p>
          </table:table-cell>
          <table:table-cell table:style-name="Gnumeric-default" office:value-type="float" office:value="1">
            <text:p>1</text:p>
          </table:table-cell>
          <table:table-cell table:style-name="ACE-0x17a9fd8" office:value-type="float" office:value="0.3972">
            <text:p>0.3972</text:p>
          </table:table-cell>
          <table:table-cell table:style-name="ACE-0x17aa0f8" table:formula="of:=[.D5]*[.C5]" office:value-type="float" office:value="0.3972">
            <text:p>0.3972</text:p>
          </table:table-cell>
          <table:table-cell table:style-name="Gnumeric-default" office:value-type="string" office:string-value="IC LED DRVR HIGH BRIGHT 26SOT">
            <text:p>IC LED DRVR HIGH BRIGHT 26SO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150k resistor">
            <text:p>150k resistor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ACE-0x17a9fd8" office:value-type="float" office:value="0.05">
            <text:p>0.0500</text:p>
          </table:table-cell>
          <table:table-cell table:style-name="ACE-0x17aa0f8" table:formula="of:=[.D6]*[.C6]" office:value-type="float" office:value="0.05">
            <text:p>0.0500</text:p>
          </table:table-cell>
          <table:table-cell table:style-name="Gnumeric-default" office:value-type="string" office:string-value="bias resistor">
            <text:p>bias resisto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8 Ohm resistor">
            <text:p>8 Ohm resistor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ACE-0x17a9fd8" office:value-type="float" office:value="0.05">
            <text:p>0.0500</text:p>
          </table:table-cell>
          <table:table-cell table:style-name="ACE-0x17aa0f8" table:formula="of:=[.D7]*[.C7]" office:value-type="float" office:value="0.05">
            <text:p>0.0500</text:p>
          </table:table-cell>
          <table:table-cell table:style-name="Gnumeric-default" office:value-type="string" office:string-value="current limit resistor">
            <text:p>current limit resisto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50V 1nF capacitor">
            <text:p>50V 1nF capacitor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ACE-0x17a9fd8" office:value-type="float" office:value="0.05">
            <text:p>0.0500</text:p>
          </table:table-cell>
          <table:table-cell table:style-name="ACE-0x17aa0f8" table:formula="of:=[.D8]*[.C8]" office:value-type="float" office:value="0.05">
            <text:p>0.0500</text:p>
          </table:table-cell>
          <table:table-cell table:style-name="Gnumeric-default" office:value-type="string" office:string-value="filter capacitor">
            <text:p>filter capacito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JST PH 3-TH V">
            <text:p>JST PH 3-TH V</text:p>
          </table:table-cell>
          <table:table-cell table:style-name="Gnumeric-default" office:value-type="string" office:string-value="B3B-PH-K-S(LF)(SN)">
            <text:p>B3B-PH-K-S(LF)(SN)</text:p>
          </table:table-cell>
          <table:table-cell table:style-name="Gnumeric-default" office:value-type="float" office:value="1">
            <text:p>1</text:p>
          </table:table-cell>
          <table:table-cell table:style-name="ACE-0x17a9fd8" office:value-type="float" office:value="0.18">
            <text:p>0.1800</text:p>
          </table:table-cell>
          <table:table-cell table:style-name="ACE-0x17aa0f8" table:formula="of:=[.D9]*[.C9]" office:value-type="float" office:value="0.18">
            <text:p>0.1800</text:p>
          </table:table-cell>
          <table:table-cell table:style-name="Gnumeric-default" office:value-type="string" office:string-value="JST PH 3-pin TH vertical">
            <text:p>JST PH 3-pin TH vertical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0.1&quot; header 3-pin">
            <text:p>0.1" header 3-pin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ACE-0x17a9fd8" office:value-type="float" office:value="0.1">
            <text:p>0.1000</text:p>
          </table:table-cell>
          <table:table-cell table:style-name="ACE-0x17aa0f8" table:formula="of:=[.D10]*[.C10]" office:value-type="float" office:value="0.1">
            <text:p>0.1000</text:p>
          </table:table-cell>
          <table:table-cell table:style-name="Gnumeric-default" office:value-type="string" office:string-value="1x3 0.1&quot; TH header">
            <text:p>1x3 0.1" TH header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0x17a9fd8"/>
          <table:table-cell table:style-name="ACE-0x17aa0f8" table:formula="of:=SUM([.E3:.E10])" office:value-type="float" office:value="2.6272">
            <text:p>2.6272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17a9fd8"/>
          <table:table-cell table:style-name="ACE-0x17aa0f8"/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17a9fd8"/>
          <table:table-cell table:style-name="ACE-0x17aa0f8"/>
          <table:table-cell table:number-columns-repeated="251" table:style-name="Gnumeric-default"/>
        </table:table-row>
        <table:table-row table:style-name="AROW-1">
          <table:table-cell table:style-name="ACE-0x17aa7b8" office:value-type="string" office:string-value="MW_ITB_v1.7.2">
            <text:p>MW_ITB_v1.7.2</text:p>
          </table:table-cell>
          <table:table-cell table:number-columns-repeated="2" table:style-name="Gnumeric-default"/>
          <table:table-cell table:style-name="ACE-0x17a9fd8"/>
          <table:table-cell table:style-name="ACE-0x17aa0f8"/>
          <table:table-cell table:number-columns-repeated="251" table:style-name="Gnumeric-default"/>
        </table:table-row>
        <table:table-row table:style-name="AROW-1">
          <table:table-cell table:style-name="ACE-0x17a9a38" office:value-type="string" office:string-value="name">
            <text:p>name</text:p>
          </table:table-cell>
          <table:table-cell table:style-name="ACE-0x17a9a38" office:value-type="string" office:string-value="part">
            <text:p>part</text:p>
          </table:table-cell>
          <table:table-cell table:style-name="ACE-0x17a9a38" office:value-type="string" office:string-value="quantity">
            <text:p>quantity</text:p>
          </table:table-cell>
          <table:table-cell table:style-name="ACE-0x17a9eb8" office:value-type="string" office:string-value="unit_cost">
            <text:p>unit_cost</text:p>
          </table:table-cell>
          <table:table-cell table:style-name="ACE-0x17a9eb8" office:value-type="string" office:string-value="cost">
            <text:p>cost</text:p>
          </table:table-cell>
          <table:table-cell table:style-name="ACE-0x17a9a38" office:value-type="string" office:string-value="description">
            <text:p>description</text:p>
          </table:table-cell>
          <table:table-cell table:number-columns-repeated="250" table:style-name="Gnumeric-default"/>
        </table:table-row>
        <table:table-row table:style-name="AROW-1">
          <table:table-cell table:style-name="ACE-0x17aa578" office:value-type="string" office:string-value="board">
            <text:p>board</text:p>
          </table:table-cell>
          <table:table-cell table:style-name="ACE-0x17aa578"/>
          <table:table-cell table:style-name="ACE-0x17aa578" office:value-type="float" office:value="1">
            <text:p>1</text:p>
          </table:table-cell>
          <table:table-cell table:style-name="ACE-0x17aa698" office:value-type="float" office:value="5">
            <text:p>5.0000</text:p>
          </table:table-cell>
          <table:table-cell table:style-name="ACE-0x17aa698" table:formula="of:=[.D16]*[.C16]" office:value-type="float" office:value="5">
            <text:p>5.0000</text:p>
          </table:table-cell>
          <table:table-cell table:style-name="ACE-0x17aa578" office:value-type="string" office:string-value="Full (96x96mm) or Half (96x54mm) target panel PCB">
            <text:p>Full (96x96mm) or Half (96x54mm) target panel PCB</text:p>
          </table:table-cell>
          <table:table-cell table:number-columns-repeated="250" table:style-name="Gnumeric-default"/>
        </table:table-row>
        <table:table-row table:style-name="AROW-1">
          <table:table-cell table:style-name="ACE-0x17aa578" office:value-type="string" office:string-value="10k resistor">
            <text:p>10k resistor</text:p>
          </table:table-cell>
          <table:table-cell table:style-name="ACE-0x17aa578"/>
          <table:table-cell table:style-name="ACE-0x17aa578" office:value-type="float" office:value="1">
            <text:p>1</text:p>
          </table:table-cell>
          <table:table-cell table:style-name="ACE-0x17aa698" office:value-type="float" office:value="0.05">
            <text:p>0.0500</text:p>
          </table:table-cell>
          <table:table-cell table:style-name="ACE-0x17aa698" table:formula="of:=[.D17]*[.C17]" office:value-type="float" office:value="0.05">
            <text:p>0.0500</text:p>
          </table:table-cell>
          <table:table-cell table:style-name="ACE-0x17aa578" office:value-type="string" office:string-value="10k pull-up resistor in 0603, 0805, or 1206 footprint">
            <text:p>10k pull-up resistor in 0603, 0805, or 1206 footprint</text:p>
          </table:table-cell>
          <table:table-cell table:number-columns-repeated="250" table:style-name="Gnumeric-default"/>
        </table:table-row>
        <table:table-row table:style-name="AROW-1">
          <table:table-cell table:style-name="ACE-0x17aa578" office:value-type="string" office:string-value="JST PH 3-SMD V">
            <text:p>JST PH 3-SMD V</text:p>
          </table:table-cell>
          <table:table-cell table:style-name="ACE-0x17a95b8" office:value-type="string" office:string-value="M20-8760342">
            <text:p>M20-8760342</text:p>
          </table:table-cell>
          <table:table-cell table:style-name="ACE-0x17aa578" office:value-type="float" office:value="2">
            <text:p>2</text:p>
          </table:table-cell>
          <table:table-cell table:style-name="ACE-0x17aa698" office:value-type="float" office:value="0.566">
            <text:p>0.5660</text:p>
          </table:table-cell>
          <table:table-cell table:style-name="ACE-0x17aa698" table:formula="of:=[.D18]*[.C18]" office:value-type="float" office:value="1.132">
            <text:p>1.1320</text:p>
          </table:table-cell>
          <table:table-cell table:style-name="ACE-0x17aa578" office:value-type="string" office:string-value="JST PH 3-pin SMD vertical">
            <text:p>JST PH 3-pin SMD vertical</text:p>
          </table:table-cell>
          <table:table-cell table:number-columns-repeated="250" table:style-name="Gnumeric-default"/>
        </table:table-row>
        <table:table-row table:style-name="AROW-1">
          <table:table-cell table:style-name="ACE-0x17aa578" office:value-type="string" office:string-value="2x3 0.1&quot; header">
            <text:p>2x3 0.1" header</text:p>
          </table:table-cell>
          <table:table-cell table:style-name="ACE-0x17aa578" office:value-type="string" office:string-value="952-1922-ND">
            <text:p>952-1922-ND</text:p>
          </table:table-cell>
          <table:table-cell table:style-name="ACE-0x17aa578" office:value-type="float" office:value="1">
            <text:p>1</text:p>
          </table:table-cell>
          <table:table-cell table:style-name="ACE-0x17aa698" office:value-type="float" office:value="0.41">
            <text:p>0.4100</text:p>
          </table:table-cell>
          <table:table-cell table:style-name="ACE-0x17aa698" table:formula="of:=[.D19]*[.C19]" office:value-type="float" office:value="0.41">
            <text:p>0.4100</text:p>
          </table:table-cell>
          <table:table-cell table:style-name="ACE-0x17aa578" office:value-type="string" office:string-value="2x3 0.1&quot; header SMD vertical">
            <text:p>2x3 0.1" header SMD vertical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0x17a9fd8"/>
          <table:table-cell table:style-name="ACE-0x17aa0f8" table:formula="of:=SUM([.E16:.E19])" office:value-type="float" office:value="6.592">
            <text:p>6.592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17a9fd8"/>
          <table:table-cell table:style-name="ACE-0x17aa0f8"/>
          <table:table-cell table:number-columns-repeated="251" table:style-name="Gnumeric-default"/>
        </table:table-row>
        <table:table-row table:style-name="AROW-1">
          <table:table-cell table:style-name="ACE-0x17aab18" office:value-type="string" office:string-value="board">
            <text:p>board</text:p>
          </table:table-cell>
          <table:table-cell table:style-name="ACE-0x17aab18"/>
          <table:table-cell table:style-name="ACE-0x17aab18" office:value-type="float" office:value="1">
            <text:p>1</text:p>
          </table:table-cell>
          <table:table-cell table:style-name="ACE-0x17a9918" office:value-type="float" office:value="5">
            <text:p>5.0000</text:p>
          </table:table-cell>
          <table:table-cell table:style-name="ACE-0x17a9918" table:formula="of:=[.D22]*[.C22]" office:value-type="float" office:value="5">
            <text:p>5.0000</text:p>
          </table:table-cell>
          <table:table-cell table:style-name="ACE-0x17aab18" office:value-type="string" office:string-value="Full (96x96mm) or Half (96x54mm) target panel PCB">
            <text:p>Full (96x96mm) or Half (96x54mm) target panel PCB</text:p>
          </table:table-cell>
          <table:table-cell table:number-columns-repeated="250" table:style-name="Gnumeric-default"/>
        </table:table-row>
        <table:table-row table:style-name="AROW-1">
          <table:table-cell table:style-name="ACE-0x17ab0b8" office:value-type="string" office:string-value="ATtiny13A">
            <text:p>ATtiny13A</text:p>
          </table:table-cell>
          <table:table-cell table:style-name="ACE-0x17ab0b8"/>
          <table:table-cell table:style-name="ACE-0x17ab0b8" office:value-type="float" office:value="1">
            <text:p>1</text:p>
          </table:table-cell>
          <table:table-cell table:style-name="ACE-0x17ab1d8" office:value-type="float" office:value="1.24">
            <text:p>1.2400</text:p>
          </table:table-cell>
          <table:table-cell table:style-name="ACE-0x17ab1d8" table:formula="of:=[.D23]*[.C23]" office:value-type="float" office:value="1.24">
            <text:p>1.2400</text:p>
          </table:table-cell>
          <table:table-cell table:style-name="ACE-0x17ab0b8" office:value-type="string" office:string-value="ATtiny13A in 8S1 (3.90mm SOIC-8) or 8S2 (5.30mm SOIC-8)">
            <text:p>ATtiny13A in 8S1 (3.90mm SOIC-8) or 8S2 (5.30mm SOIC-8)</text:p>
          </table:table-cell>
          <table:table-cell table:number-columns-repeated="250" table:style-name="Gnumeric-default"/>
        </table:table-row>
        <table:table-row table:style-name="AROW-1">
          <table:table-cell table:style-name="ACE-0x17ab0b8" office:value-type="string" office:string-value="10k resistor">
            <text:p>10k resistor</text:p>
          </table:table-cell>
          <table:table-cell table:style-name="ACE-0x17ab0b8"/>
          <table:table-cell table:style-name="ACE-0x17ab0b8" office:value-type="float" office:value="1">
            <text:p>1</text:p>
          </table:table-cell>
          <table:table-cell table:style-name="ACE-0x17ab1d8" office:value-type="float" office:value="0.05">
            <text:p>0.0500</text:p>
          </table:table-cell>
          <table:table-cell table:style-name="ACE-0x17ab1d8" table:formula="of:=[.D24]*[.C24]" office:value-type="float" office:value="0.05">
            <text:p>0.0500</text:p>
          </table:table-cell>
          <table:table-cell table:style-name="ACE-0x17ab0b8" office:value-type="string" office:string-value="10k pull-up resistor in 0603 footprint">
            <text:p>10k pull-up resistor in 0603 footprint</text:p>
          </table:table-cell>
          <table:table-cell table:number-columns-repeated="250" table:style-name="Gnumeric-default"/>
        </table:table-row>
        <table:table-row table:style-name="AROW-1">
          <table:table-cell table:style-name="ACE-0x17ab0b8" office:value-type="string" office:string-value="10V+ 0.1uF~10uF capacitors">
            <text:p>10V+ 0.1uF~10uF capacitors</text:p>
          </table:table-cell>
          <table:table-cell table:style-name="ACE-0x17ab0b8"/>
          <table:table-cell table:style-name="ACE-0x17ab0b8" office:value-type="float" office:value="2">
            <text:p>2</text:p>
          </table:table-cell>
          <table:table-cell table:style-name="ACE-0x17ab1d8" office:value-type="float" office:value="0.05">
            <text:p>0.0500</text:p>
          </table:table-cell>
          <table:table-cell table:style-name="ACE-0x17ab1d8" table:formula="of:=[.D25]*[.C25]" office:value-type="float" office:value="0.1">
            <text:p>0.1000</text:p>
          </table:table-cell>
          <table:table-cell table:style-name="ACE-0x17ab0b8" office:value-type="string" office:string-value="0.1uF ~ 10uF bypass capacitors in 0603, 0805, or 1206 footprint">
            <text:p>0.1uF ~ 10uF bypass capacitors in 0603, 0805, or 1206 footprint</text:p>
          </table:table-cell>
          <table:table-cell table:number-columns-repeated="250" table:style-name="Gnumeric-default"/>
        </table:table-row>
        <table:table-row table:style-name="AROW-1">
          <table:table-cell table:style-name="ACE-0x17ab0b8" office:value-type="string" office:string-value="LEDs">
            <text:p>LEDs</text:p>
          </table:table-cell>
          <table:table-cell table:style-name="ACE-0x17ab0b8" office:value-type="string" office:string-value="SSL-LXA228SIC-TR31">
            <text:p>SSL-LXA228SIC-TR31</text:p>
          </table:table-cell>
          <table:table-cell table:style-name="ACE-0x17ab0b8" office:value-type="float" office:value="4">
            <text:p>4</text:p>
          </table:table-cell>
          <table:table-cell table:style-name="ACE-0x17ab1d8" office:value-type="float" office:value="0.335">
            <text:p>0.3350</text:p>
          </table:table-cell>
          <table:table-cell table:style-name="ACE-0x17ab1d8" table:formula="of:=[.D26]*[.C26]" office:value-type="float" office:value="1.34">
            <text:p>1.3400</text:p>
          </table:table-cell>
          <table:table-cell table:style-name="ACE-0x17ab0b8" office:value-type="string" office:string-value="LED 2X2.5MM 636NM IRD CLEAR ZB">
            <text:p>LED 2X2.5MM 636NM IRD CLEAR ZB</text:p>
          </table:table-cell>
          <table:table-cell table:number-columns-repeated="250" table:style-name="Gnumeric-default"/>
        </table:table-row>
        <table:table-row table:style-name="AROW-1">
          <table:table-cell table:style-name="ACE-0x17ab0b8" office:value-type="string" office:string-value="62 Ohm LED resistor">
            <text:p>62 Ohm LED resistor</text:p>
          </table:table-cell>
          <table:table-cell table:style-name="ACE-0x17ab0b8"/>
          <table:table-cell table:style-name="ACE-0x17ab0b8" office:value-type="float" office:value="2">
            <text:p>2</text:p>
          </table:table-cell>
          <table:table-cell table:style-name="ACE-0x17ab1d8" office:value-type="float" office:value="0.05">
            <text:p>0.0500</text:p>
          </table:table-cell>
          <table:table-cell table:style-name="ACE-0x17ab1d8" table:formula="of:=[.D27]*[.C27]" office:value-type="float" office:value="0.1">
            <text:p>0.1000</text:p>
          </table:table-cell>
          <table:table-cell table:style-name="ACE-0x17ab0b8" office:value-type="string" office:string-value="62 Ohm current limiting resistors for LEDs in 0603 footprint">
            <text:p>62 Ohm current limiting resistors for LEDs in 0603 footprint</text:p>
          </table:table-cell>
          <table:table-cell table:number-columns-repeated="250" table:style-name="Gnumeric-default"/>
        </table:table-row>
        <table:table-row table:style-name="AROW-1">
          <table:table-cell table:style-name="ACE-0x17ab0b8" office:value-type="string" office:string-value="2x3 0.1&quot; header">
            <text:p>2x3 0.1" header</text:p>
          </table:table-cell>
          <table:table-cell table:style-name="ACE-0x17ab0b8" office:value-type="string" office:string-value="M20-8760342">
            <text:p>M20-8760342</text:p>
          </table:table-cell>
          <table:table-cell table:style-name="ACE-0x17ab0b8" office:value-type="float" office:value="1">
            <text:p>1</text:p>
          </table:table-cell>
          <table:table-cell table:style-name="ACE-0x17ab1d8" office:value-type="float" office:value="0.41">
            <text:p>0.4100</text:p>
          </table:table-cell>
          <table:table-cell table:style-name="ACE-0x17ab1d8" table:formula="of:=[.D28]*[.C28]" office:value-type="float" office:value="0.41">
            <text:p>0.4100</text:p>
          </table:table-cell>
          <table:table-cell table:style-name="ACE-0x17ab0b8" office:value-type="string" office:string-value="2x3 0.1&quot; header SMD vertical">
            <text:p>2x3 0.1" header SMD vertical</text:p>
          </table:table-cell>
          <table:table-cell table:number-columns-repeated="250" table:style-name="Gnumeric-default"/>
        </table:table-row>
        <table:table-row table:style-name="AROW-1">
          <table:table-cell table:style-name="ACE-0x17ab0b8" office:value-type="string" office:string-value="pushbuttons">
            <text:p>pushbuttons</text:p>
          </table:table-cell>
          <table:table-cell table:style-name="ACE-0x17ab0b8" office:value-type="string" office:string-value="KMT031 NGJ LHS">
            <text:p>KMT031 NGJ LHS</text:p>
          </table:table-cell>
          <table:table-cell table:style-name="ACE-0x17ab0b8" office:value-type="float" office:value="2">
            <text:p>2</text:p>
          </table:table-cell>
          <table:table-cell table:style-name="ACE-0x17ab1d8" office:value-type="float" office:value="0.312">
            <text:p>0.3120</text:p>
          </table:table-cell>
          <table:table-cell table:style-name="ACE-0x17ab1d8" table:formula="of:=[.D29]*[.C29]" office:value-type="float" office:value="0.624">
            <text:p>0.6240</text:p>
          </table:table-cell>
          <table:table-cell table:style-name="ACE-0x17ab0b8" office:value-type="string" office:string-value="SWITCH TACTILE SPST-NO 0.05A 32V">
            <text:p>SWITCH TACTILE SPST-NO 0.05A 32V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0x17a9fd8"/>
          <table:table-cell table:style-name="ACE-0x17aa0f8" table:formula="of:=SUM([.E22:.E29])" office:value-type="float" office:value="8.864">
            <text:p>8.864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17a9fd8"/>
          <table:table-cell table:style-name="ACE-0x17aa0f8"/>
          <table:table-cell table:number-columns-repeated="251" table:style-name="Gnumeric-default"/>
        </table:table-row>
        <table:table-row table:style-name="AROW-1">
          <table:table-cell table:style-name="ACE-0x17aac38" office:value-type="string" office:string-value="board">
            <text:p>board</text:p>
          </table:table-cell>
          <table:table-cell table:style-name="ACE-0x17aac38"/>
          <table:table-cell table:style-name="ACE-0x17aac38" office:value-type="float" office:value="1">
            <text:p>1</text:p>
          </table:table-cell>
          <table:table-cell table:style-name="ACE-0x17aad58" office:value-type="float" office:value="5">
            <text:p>5.0000</text:p>
          </table:table-cell>
          <table:table-cell table:style-name="ACE-0x17aad58" table:formula="of:=[.D32]*[.C32]" office:value-type="float" office:value="5">
            <text:p>5.0000</text:p>
          </table:table-cell>
          <table:table-cell table:style-name="ACE-0x17aac38" office:value-type="string" office:string-value="Full (96x96mm) or Half (96x54mm) target panel PCB">
            <text:p>Full (96x96mm) or Half (96x54mm) target panel PCB</text:p>
          </table:table-cell>
          <table:table-cell table:number-columns-repeated="250" table:style-name="Gnumeric-default"/>
        </table:table-row>
        <table:table-row table:style-name="AROW-1">
          <table:table-cell table:style-name="ACE-0x17aac38" office:value-type="string" office:string-value="ATtiny25/45/85">
            <text:p>ATtiny25/45/85</text:p>
          </table:table-cell>
          <table:table-cell table:style-name="ACE-0x17aac38"/>
          <table:table-cell table:style-name="ACE-0x17aac38" office:value-type="float" office:value="1">
            <text:p>1</text:p>
          </table:table-cell>
          <table:table-cell table:style-name="ACE-0x17a97f8" office:value-type="float" office:value="1.4">
            <text:p>1.4000</text:p>
          </table:table-cell>
          <table:table-cell table:style-name="ACE-0x17aad58" table:formula="of:=[.D33]*[.C33]" office:value-type="float" office:value="1.4">
            <text:p>1.4000</text:p>
          </table:table-cell>
          <table:table-cell table:style-name="ACE-0x17aaf98" office:value-type="string" office:string-value="ATtiny25/45/85 in 8S1 (3.90mm SOIC-8) or 8S2 (5.30mm SOIC-8)">
            <text:p>ATtiny25/45/85 in 8S1 (3.90mm SOIC-8) or 8S2 (5.30mm SOIC-8)</text:p>
          </table:table-cell>
          <table:table-cell table:number-columns-repeated="250" table:style-name="Gnumeric-default"/>
        </table:table-row>
        <table:table-row table:style-name="AROW-1">
          <table:table-cell table:style-name="ACE-0x17aac38" office:value-type="string" office:string-value="4.7k resistor">
            <text:p>4.7k resistor</text:p>
          </table:table-cell>
          <table:table-cell table:style-name="ACE-0x17aac38"/>
          <table:table-cell table:style-name="ACE-0x17aac38" office:value-type="float" office:value="2">
            <text:p>2</text:p>
          </table:table-cell>
          <table:table-cell table:style-name="ACE-0x17aad58" office:value-type="float" office:value="0.05">
            <text:p>0.0500</text:p>
          </table:table-cell>
          <table:table-cell table:style-name="ACE-0x17aad58" table:formula="of:=[.D34]*[.C34]" office:value-type="float" office:value="0.1">
            <text:p>0.1000</text:p>
          </table:table-cell>
          <table:table-cell table:style-name="ACE-0x17aaf98" office:value-type="string" office:string-value="4.7k I2C pull-up resistor in 0603">
            <text:p>4.7k I2C pull-up resistor in 0603</text:p>
          </table:table-cell>
          <table:table-cell table:number-columns-repeated="250" table:style-name="Gnumeric-default"/>
        </table:table-row>
        <table:table-row table:style-name="AROW-1">
          <table:table-cell table:style-name="ACE-0x17aaf98" office:value-type="string" office:string-value="10k resistor">
            <text:p>10k resistor</text:p>
          </table:table-cell>
          <table:table-cell table:style-name="ACE-0x17aaf98"/>
          <table:table-cell table:style-name="ACE-0x17aaf98" office:value-type="float" office:value="1">
            <text:p>1</text:p>
          </table:table-cell>
          <table:table-cell table:style-name="ACE-0x17a97f8" office:value-type="float" office:value="0.05">
            <text:p>0.0500</text:p>
          </table:table-cell>
          <table:table-cell table:style-name="ACE-0x17a97f8" table:formula="of:=[.D35]*[.C35]" office:value-type="float" office:value="0.05">
            <text:p>0.0500</text:p>
          </table:table-cell>
          <table:table-cell table:style-name="ACE-0x17aaf98" office:value-type="string" office:string-value="10k pull-up resistor in 0603, 0805, or 1206 footprint">
            <text:p>10k pull-up resistor in 0603, 0805, or 1206 footprint</text:p>
          </table:table-cell>
          <table:table-cell table:number-columns-repeated="250" table:style-name="Gnumeric-default"/>
        </table:table-row>
        <table:table-row table:style-name="AROW-1">
          <table:table-cell table:style-name="ACE-0x17aaf98" office:value-type="string" office:string-value="10V+ 0.1uF~10uF capacitors">
            <text:p>10V+ 0.1uF~10uF capacitors</text:p>
          </table:table-cell>
          <table:table-cell table:style-name="ACE-0x17aaf98"/>
          <table:table-cell table:style-name="ACE-0x17aaf98" office:value-type="float" office:value="2">
            <text:p>2</text:p>
          </table:table-cell>
          <table:table-cell table:style-name="ACE-0x17a97f8" office:value-type="float" office:value="0.05">
            <text:p>0.0500</text:p>
          </table:table-cell>
          <table:table-cell table:style-name="ACE-0x17a97f8" table:formula="of:=[.D36]*[.C36]" office:value-type="float" office:value="0.1">
            <text:p>0.1000</text:p>
          </table:table-cell>
          <table:table-cell table:style-name="ACE-0x17aaf98" office:value-type="string" office:string-value="0.1uF ~ 10uF bypass capacitors in 0603, 0805, or 1206 footprint">
            <text:p>0.1uF ~ 10uF bypass capacitors in 0603, 0805, or 1206 footprint</text:p>
          </table:table-cell>
          <table:table-cell table:number-columns-repeated="250" table:style-name="Gnumeric-default"/>
        </table:table-row>
        <table:table-row table:style-name="AROW-1">
          <table:table-cell table:style-name="ACE-0x17aaf98" office:value-type="string" office:string-value="LEDs">
            <text:p>LEDs</text:p>
          </table:table-cell>
          <table:table-cell table:style-name="ACE-0x17aaf98" office:value-type="string" office:string-value="SSL-LXA228SIC-TR31">
            <text:p>SSL-LXA228SIC-TR31</text:p>
          </table:table-cell>
          <table:table-cell table:style-name="ACE-0x17aaf98" office:value-type="float" office:value="4">
            <text:p>4</text:p>
          </table:table-cell>
          <table:table-cell table:style-name="ACE-0x17a97f8" office:value-type="float" office:value="0.335">
            <text:p>0.3350</text:p>
          </table:table-cell>
          <table:table-cell table:style-name="ACE-0x17a97f8" table:formula="of:=[.D37]*[.C37]" office:value-type="float" office:value="1.34">
            <text:p>1.3400</text:p>
          </table:table-cell>
          <table:table-cell table:style-name="ACE-0x17aaf98" office:value-type="string" office:string-value="LED 2X2.5MM 636NM IRD CLEAR ZB">
            <text:p>LED 2X2.5MM 636NM IRD CLEAR ZB</text:p>
          </table:table-cell>
          <table:table-cell table:number-columns-repeated="250" table:style-name="Gnumeric-default"/>
        </table:table-row>
        <table:table-row table:style-name="AROW-1">
          <table:table-cell table:style-name="ACE-0x17aaf98" office:value-type="string" office:string-value="62 Ohm LED resistor">
            <text:p>62 Ohm LED resistor</text:p>
          </table:table-cell>
          <table:table-cell table:style-name="ACE-0x17aaf98"/>
          <table:table-cell table:style-name="ACE-0x17aaf98" office:value-type="float" office:value="2">
            <text:p>2</text:p>
          </table:table-cell>
          <table:table-cell table:style-name="ACE-0x17a97f8" office:value-type="float" office:value="0.05">
            <text:p>0.0500</text:p>
          </table:table-cell>
          <table:table-cell table:style-name="ACE-0x17a97f8" table:formula="of:=[.D38]*[.C38]" office:value-type="float" office:value="0.1">
            <text:p>0.1000</text:p>
          </table:table-cell>
          <table:table-cell table:style-name="ACE-0x17aaf98" office:value-type="string" office:string-value="62 Ohm current limiting resistors for LEDs in 0603 footprint">
            <text:p>62 Ohm current limiting resistors for LEDs in 0603 footprint</text:p>
          </table:table-cell>
          <table:table-cell table:number-columns-repeated="250" table:style-name="Gnumeric-default"/>
        </table:table-row>
        <table:table-row table:style-name="AROW-1">
          <table:table-cell table:style-name="ACE-0x17aaf98" office:value-type="string" office:string-value="2x4 0.1&quot; header">
            <text:p>2x4 0.1" header</text:p>
          </table:table-cell>
          <table:table-cell table:style-name="ACE-0x17aaf98" office:value-type="string" office:string-value="0015912080">
            <text:p>0015912080</text:p>
          </table:table-cell>
          <table:table-cell table:style-name="ACE-0x17aaf98" office:value-type="float" office:value="1">
            <text:p>1</text:p>
          </table:table-cell>
          <table:table-cell table:style-name="ACE-0x17a97f8" office:value-type="float" office:value="0.533">
            <text:p>0.5330</text:p>
          </table:table-cell>
          <table:table-cell table:style-name="ACE-0x17a97f8" table:formula="of:=[.D39]*[.C39]" office:value-type="float" office:value="0.533">
            <text:p>0.5330</text:p>
          </table:table-cell>
          <table:table-cell table:style-name="ACE-0x17aaf98" office:value-type="string" office:string-value="2x4 0.1&quot; header SMD vertical">
            <text:p>2x4 0.1" header SMD vertical</text:p>
          </table:table-cell>
          <table:table-cell table:number-columns-repeated="250" table:style-name="Gnumeric-default"/>
        </table:table-row>
        <table:table-row table:style-name="AROW-1">
          <table:table-cell table:style-name="ACE-0x17aaf98" office:value-type="string" office:string-value="pushbuttons">
            <text:p>pushbuttons</text:p>
          </table:table-cell>
          <table:table-cell table:style-name="ACE-0x17aaf98" office:value-type="string" office:string-value="KMT031 NGJ LHS">
            <text:p>KMT031 NGJ LHS</text:p>
          </table:table-cell>
          <table:table-cell table:style-name="ACE-0x17aaf98" office:value-type="float" office:value="2">
            <text:p>2</text:p>
          </table:table-cell>
          <table:table-cell table:style-name="ACE-0x17a97f8" office:value-type="float" office:value="0.312">
            <text:p>0.3120</text:p>
          </table:table-cell>
          <table:table-cell table:style-name="ACE-0x17a97f8" table:formula="of:=[.D40]*[.C40]" office:value-type="float" office:value="0.624">
            <text:p>0.6240</text:p>
          </table:table-cell>
          <table:table-cell table:style-name="ACE-0x17aaf98" office:value-type="string" office:string-value="SWITCH TACTILE SPST-NO 0.05A 32V">
            <text:p>SWITCH TACTILE SPST-NO 0.05A 32V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0x17a9fd8"/>
          <table:table-cell table:style-name="ACE-0x17a9fd8" table:formula="of:=SUM([.E32:.E40])" office:value-type="float" office:value="9.247">
            <text:p>9.247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number-columns-repeated="2" table:style-name="ACE-0x17a9fd8"/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number-columns-repeated="2" table:style-name="ACE-0x17a9fd8"/>
          <table:table-cell table:number-columns-repeated="251" table:style-name="Gnumeric-default"/>
        </table:table-row>
        <table:table-row table:style-name="AROW-1">
          <table:table-cell table:style-name="ACE-0x17aa7b8" office:value-type="string" office:string-value="nansponder_v0.0.9">
            <text:p>nansponder_v0.0.9</text:p>
          </table:table-cell>
          <table:table-cell table:number-columns-repeated="2" table:style-name="Gnumeric-default"/>
          <table:table-cell table:style-name="ACE-0x17a9fd8"/>
          <table:table-cell table:style-name="ACE-0x17aa0f8"/>
          <table:table-cell table:number-columns-repeated="251" table:style-name="Gnumeric-default"/>
        </table:table-row>
        <table:table-row table:style-name="AROW-1">
          <table:table-cell table:style-name="ACE-0x17a9a38" office:value-type="string" office:string-value="name">
            <text:p>name</text:p>
          </table:table-cell>
          <table:table-cell table:style-name="ACE-0x17a9a38" office:value-type="string" office:string-value="part">
            <text:p>part</text:p>
          </table:table-cell>
          <table:table-cell table:style-name="ACE-0x17a9a38" office:value-type="string" office:string-value="quantity">
            <text:p>quantity</text:p>
          </table:table-cell>
          <table:table-cell table:style-name="ACE-0x17a9eb8" office:value-type="string" office:string-value="unit_cost">
            <text:p>unit_cost</text:p>
          </table:table-cell>
          <table:table-cell table:style-name="ACE-0x17a9eb8" office:value-type="string" office:string-value="cost">
            <text:p>cost</text:p>
          </table:table-cell>
          <table:table-cell table:style-name="ACE-0x17a9a38" office:value-type="string" office:string-value="description">
            <text:p>description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board">
            <text:p>board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ACE-0x17a9fd8" office:value-type="float" office:value="4">
            <text:p>4.0000</text:p>
          </table:table-cell>
          <table:table-cell table:style-name="ACE-0x17a9fd8" table:formula="of:=[.D46]*[.C46]" office:value-type="float" office:value="4">
            <text:p>4.0000</text:p>
          </table:table-cell>
          <table:table-cell table:style-name="Gnumeric-default" office:value-type="string" office:string-value="41x34mm PCB with (4) M2 holes 25mm on center">
            <text:p>41x34mm PCB with (4) M2 holes 25mm on cent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Tmega328p">
            <text:p>ATmega328p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ACE-0x17a9fd8" office:value-type="float" office:value="3.361">
            <text:p>3.3610</text:p>
          </table:table-cell>
          <table:table-cell table:style-name="ACE-0x17a9fd8" table:formula="of:=[.D47]*[.C47]" office:value-type="float" office:value="3.361">
            <text:p>3.3610</text:p>
          </table:table-cell>
          <table:table-cell table:style-name="Gnumeric-default" office:value-type="string" office:string-value="ATmega328p in QFN-28">
            <text:p>ATmega328p in QFN-2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16MHz Crystal (8pF load)">
            <text:p>16MHz Crystal (8pF load)</text:p>
          </table:table-cell>
          <table:table-cell table:style-name="Gnumeric-default" office:value-type="string" office:string-value="CX2520DB16000D0FLJCC">
            <text:p>CX2520DB16000D0FLJCC</text:p>
          </table:table-cell>
          <table:table-cell table:style-name="Gnumeric-default" office:value-type="float" office:value="1">
            <text:p>1</text:p>
          </table:table-cell>
          <table:table-cell table:style-name="ACE-0x17a9fd8" office:value-type="float" office:value="0.823">
            <text:p>0.8230</text:p>
          </table:table-cell>
          <table:table-cell table:style-name="ACE-0x17a9fd8" table:formula="of:=[.D48]*[.C48]" office:value-type="float" office:value="0.823">
            <text:p>0.8230</text:p>
          </table:table-cell>
          <table:table-cell table:style-name="Gnumeric-default" office:value-type="string" office:string-value="CRYSTAL 16MHZ 8PF SMD">
            <text:p>CRYSTAL 16MHZ 8PF SMD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50V 6.2pF capacitor (0402)">
            <text:p>50V 6.2pF capacitor (0402)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ACE-0x17a9fd8" office:value-type="float" office:value="0.0065">
            <text:p>0.0065</text:p>
          </table:table-cell>
          <table:table-cell table:style-name="ACE-0x17a9fd8" table:formula="of:=[.D49]*[.C49]" office:value-type="float" office:value="0.013">
            <text:p>0.0130</text:p>
          </table:table-cell>
          <table:table-cell table:style-name="Gnumeric-default" office:value-type="string" office:string-value="6.2pF crystal load capacitors in 0402 footprint">
            <text:p>6.2pF crystal load capacitors in 0402 footpri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10V+ 0.1uF capacitor (0402)">
            <text:p>10V+ 0.1uF capacitor (0402)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ACE-0x17a9fd8" office:value-type="float" office:value="0.05">
            <text:p>0.0500</text:p>
          </table:table-cell>
          <table:table-cell table:style-name="ACE-0x17a9fd8" table:formula="of:=[.D50]*[.C50]" office:value-type="float" office:value="0.25">
            <text:p>0.2500</text:p>
          </table:table-cell>
          <table:table-cell table:style-name="Gnumeric-default" office:value-type="string" office:string-value="0.1uF bypass capacitors in 0402 footprint">
            <text:p>0.1uF bypass capacitors in 0402 footpri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10V+ 10uF capacitor (1206)">
            <text:p>10V+ 10uF capacitor (1206)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ACE-0x17a9fd8" office:value-type="float" office:value="0.05">
            <text:p>0.0500</text:p>
          </table:table-cell>
          <table:table-cell table:style-name="ACE-0x17a9fd8" table:formula="of:=[.D51]*[.C51]" office:value-type="float" office:value="0.2">
            <text:p>0.2000</text:p>
          </table:table-cell>
          <table:table-cell table:style-name="Gnumeric-default" office:value-type="string" office:string-value="10uF supply capacitors (5V and 3.3V)">
            <text:p>10uF supply capacitors (5V and 3.3V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5V LDO (SOT-89-3)">
            <text:p>5V LDO (SOT-89-3)</text:p>
          </table:table-cell>
          <table:table-cell table:style-name="ACE-0x17a9498" office:value-type="string" office:string-value="AP1117Y50G-13DICT-ND">
            <text:p>AP1117Y50G-13DICT-ND</text:p>
          </table:table-cell>
          <table:table-cell table:style-name="Gnumeric-default" office:value-type="float" office:value="1">
            <text:p>1</text:p>
          </table:table-cell>
          <table:table-cell table:style-name="ACE-0x17a9498" office:value-type="float" office:value="0.458">
            <text:p>0.458</text:p>
          </table:table-cell>
          <table:table-cell table:style-name="ACE-0x17a9fd8" table:formula="of:=[.D52]*[.C52]" office:value-type="float" office:value="0.458">
            <text:p>0.4580</text:p>
          </table:table-cell>
          <table:table-cell table:style-name="Gnumeric-default" office:value-type="string" office:string-value="5V LDO for ATmega328p, target panels, and XBee">
            <text:p>5V LDO for ATmega328p, target panels, and XBee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3V3 LDO (SOT-89-3)">
            <text:p>3V3 LDO (SOT-89-3)</text:p>
          </table:table-cell>
          <table:table-cell table:style-name="ACE-0x17a9498" office:value-type="string" office:string-value="AP1117Y33G-13DICT-ND">
            <text:p>AP1117Y33G-13DICT-ND</text:p>
          </table:table-cell>
          <table:table-cell table:style-name="Gnumeric-default" office:value-type="float" office:value="1">
            <text:p>1</text:p>
          </table:table-cell>
          <table:table-cell table:style-name="ACE-0x17a9498" office:value-type="float" office:value="0.458">
            <text:p>0.458</text:p>
          </table:table-cell>
          <table:table-cell table:style-name="ACE-0x17a9fd8" table:formula="of:=[.D53]*[.C53]" office:value-type="float" office:value="0.458">
            <text:p>0.4580</text:p>
          </table:table-cell>
          <table:table-cell table:style-name="Gnumeric-default" office:value-type="string" office:string-value="3V3 LDO for XBee (fed by 5V LDO)">
            <text:p>3V3 LDO for XBee (fed by 5V LDO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Reverse polarity diode">
            <text:p>Reverse polarity diode</text:p>
          </table:table-cell>
          <table:table-cell table:style-name="Gnumeric-default" office:value-type="string" office:string-value="DFLR1800">
            <text:p>DFLR18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.2552">
            <text:p>0.2552</text:p>
          </table:table-cell>
          <table:table-cell table:style-name="ACE-0x17a9fd8" table:formula="of:=[.D54]*[.C54]" office:value-type="float" office:value="0.2552">
            <text:p>0.2552</text:p>
          </table:table-cell>
          <table:table-cell table:style-name="Gnumeric-default" office:value-type="string" office:string-value="Reverse polarity protection diode (POWERDI123 package)">
            <text:p>Reverse polarity protection diode (POWERDI123 package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XBee headers">
            <text:p>XBee headers</text:p>
          </table:table-cell>
          <table:table-cell table:style-name="Gnumeric-default" office:value-type="string" office:string-value="NPPN101BFLC-RC">
            <text:p>NPPN101BFLC-RC</text:p>
          </table:table-cell>
          <table:table-cell table:style-name="Gnumeric-default" office:value-type="float" office:value="2">
            <text:p>2</text:p>
          </table:table-cell>
          <table:table-cell table:style-name="ACE-0x17a9fd8" office:value-type="float" office:value="1.222">
            <text:p>1.2220</text:p>
          </table:table-cell>
          <table:table-cell table:style-name="ACE-0x17a9fd8" table:formula="of:=[.D55]*[.C55]" office:value-type="float" office:value="2.444">
            <text:p>2.4440</text:p>
          </table:table-cell>
          <table:table-cell table:style-name="Gnumeric-default" office:value-type="string" office:string-value="1x10 2mm SMD vertical headers for XBee">
            <text:p>1x10 2mm SMD vertical headers for XBee</text:p>
          </table:table-cell>
          <table:table-cell table:number-columns-repeated="250" table:style-name="Gnumeric-default"/>
        </table:table-row>
        <table:table-row table:style-name="AROW-1">
          <table:table-cell table:style-name="ACE-0x17aa8d8" office:value-type="string" office:string-value="pushbutton">
            <text:p>pushbutton</text:p>
          </table:table-cell>
          <table:table-cell table:style-name="ACE-0x17aa8d8" office:value-type="string" office:string-value="KMT031 NGJ LHS">
            <text:p>KMT031 NGJ LHS</text:p>
          </table:table-cell>
          <table:table-cell table:style-name="ACE-0x17aa8d8" office:value-type="float" office:value="1">
            <text:p>1</text:p>
          </table:table-cell>
          <table:table-cell table:style-name="ACE-0x17aa338" office:value-type="float" office:value="0.312">
            <text:p>0.3120</text:p>
          </table:table-cell>
          <table:table-cell table:style-name="ACE-0x17aa338" table:formula="of:=[.D56]*[.C56]" office:value-type="float" office:value="0.312">
            <text:p>0.3120</text:p>
          </table:table-cell>
          <table:table-cell table:style-name="ACE-0x17aa8d8" office:value-type="string" office:string-value="SWITCH TACTILE SPST-NO 0.05A 32V">
            <text:p>SWITCH TACTILE SPST-NO 0.05A 32V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DXL power header">
            <text:p>DXL power header</text:p>
          </table:table-cell>
          <table:table-cell table:style-name="Gnumeric-default" office:value-type="string" office:string-value="0022035035">
            <text:p>0022035035</text:p>
          </table:table-cell>
          <table:table-cell table:style-name="Gnumeric-default" office:value-type="float" office:value="1">
            <text:p>1</text:p>
          </table:table-cell>
          <table:table-cell table:style-name="ACE-0x17a9fd8" office:value-type="float" office:value="0.4472">
            <text:p>0.4472</text:p>
          </table:table-cell>
          <table:table-cell table:style-name="ACE-0x17a9fd8" table:formula="of:=[.D57]*[.C57]" office:value-type="float" office:value="0.4472">
            <text:p>0.4472</text:p>
          </table:table-cell>
          <table:table-cell table:style-name="Gnumeric-default" office:value-type="string" office:string-value="Molex SPOX 5267 3-pin vertical header">
            <text:p>Molex SPOX 5267 3-pin vertical head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1x4 0.1&quot; header">
            <text:p>1x4 0.1" header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ACE-0x17a9fd8" office:value-type="float" office:value="0.1">
            <text:p>0.1000</text:p>
          </table:table-cell>
          <table:table-cell table:style-name="ACE-0x17a9fd8" table:formula="of:=[.D58]*[.C58]" office:value-type="float" office:value="0.5">
            <text:p>0.5000</text:p>
          </table:table-cell>
          <table:table-cell table:style-name="Gnumeric-default" office:value-type="string" office:string-value="1x4 0.1&quot; TH vertical header">
            <text:p>1x4 0.1" TH vertical header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1x3 0.1&quot; header">
            <text:p>1x3 0.1" header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ACE-0x17a9fd8" office:value-type="float" office:value="0.1">
            <text:p>0.1000</text:p>
          </table:table-cell>
          <table:table-cell table:style-name="ACE-0x17a9fd8" table:formula="of:=[.D59]*[.C59]" office:value-type="float" office:value="0.1">
            <text:p>0.1000</text:p>
          </table:table-cell>
          <table:table-cell table:style-name="Gnumeric-default" office:value-type="string" office:string-value="1x3 0.1&quot; TH vertical header">
            <text:p>1x3 0.1" TH vertical header</text:p>
          </table:table-cell>
          <table:table-cell table:number-columns-repeated="250" table:style-name="Gnumeric-default"/>
        </table:table-row>
        <table:table-row table:style-name="AROW-1">
          <table:table-cell table:style-name="ACE-0x17aae78" office:value-type="string" office:string-value="4.7k resistor">
            <text:p>4.7k resistor</text:p>
          </table:table-cell>
          <table:table-cell table:style-name="ACE-0x17aae78"/>
          <table:table-cell table:style-name="ACE-0x17aae78" office:value-type="float" office:value="2">
            <text:p>2</text:p>
          </table:table-cell>
          <table:table-cell table:style-name="ACE-0x17aa218" office:value-type="float" office:value="0.05">
            <text:p>0.0500</text:p>
          </table:table-cell>
          <table:table-cell table:style-name="ACE-0x17aa218" table:formula="of:=[.D60]*[.C60]" office:value-type="float" office:value="0.1">
            <text:p>0.1000</text:p>
          </table:table-cell>
          <table:table-cell table:style-name="ACE-0x17aa8d8" office:value-type="string" office:string-value="4.7k I2C pull-up resistors in 0402 footprint">
            <text:p>4.7k I2C pull-up resistors in 0402 footpri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10k resistor">
            <text:p>10k resistor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ACE-0x17a9fd8" office:value-type="float" office:value="0.05">
            <text:p>0.0500</text:p>
          </table:table-cell>
          <table:table-cell table:style-name="ACE-0x17a9fd8" table:formula="of:=[.D61]*[.C61]" office:value-type="float" office:value="0.5">
            <text:p>0.5000</text:p>
          </table:table-cell>
          <table:table-cell table:style-name="Gnumeric-default" office:value-type="string" office:string-value="10k pull-up/pull-down resistors in 0402 footprint">
            <text:p>10k pull-up/pull-down resistors in 0402 footpri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N-FET arrays">
            <text:p>N-FET arrays</text:p>
          </table:table-cell>
          <table:table-cell table:style-name="Gnumeric-default" office:value-type="string" office:string-value="SSM6N7002BFE,LM">
            <text:p>SSM6N7002BFE,LM</text:p>
          </table:table-cell>
          <table:table-cell table:style-name="Gnumeric-default" office:value-type="float" office:value="2">
            <text:p>2</text:p>
          </table:table-cell>
          <table:table-cell table:style-name="ACE-0x17a9fd8" office:value-type="float" office:value="0.1442">
            <text:p>0.1442</text:p>
          </table:table-cell>
          <table:table-cell table:style-name="ACE-0x17a9fd8" table:formula="of:=[.D62]*[.C62]" office:value-type="float" office:value="0.2884">
            <text:p>0.2884</text:p>
          </table:table-cell>
          <table:table-cell table:style-name="Gnumeric-default" office:value-type="string" office:string-value="(2) N-MOSFET array in SOT-563 package">
            <text:p>(2) N-MOSFET array in SOT-563 package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330 Ohm resistor">
            <text:p>330 Ohm resistor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ACE-0x17a9fd8" office:value-type="float" office:value="0.011">
            <text:p>0.0110</text:p>
          </table:table-cell>
          <table:table-cell table:style-name="ACE-0x17a9fd8" table:formula="of:=[.D63]*[.C63]" office:value-type="float" office:value="0.099">
            <text:p>0.0990</text:p>
          </table:table-cell>
          <table:table-cell table:style-name="Gnumeric-default" office:value-type="string" office:string-value="330 Ohm LED resistors in 0402 footprint">
            <text:p>330 Ohm LED resistors in 0402 footpri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EDs">
            <text:p>LEDs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ACE-0x17a9fd8"/>
          <table:table-cell table:style-name="ACE-0x17a9fd8" table:formula="of:=[.D64]*[.C64]" office:value-type="float" office:value="0">
            <text:p>0.0000</text:p>
          </table:table-cell>
          <table:table-cell table:style-name="Gnumeric-default" office:value-type="string" office:string-value="assorted colors in 0402 footprint">
            <text:p>assorted colors in 0402 footprin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XBee module">
            <text:p>XBee module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ACE-0x17a9fd8" office:value-type="float" office:value="20">
            <text:p>20.0000</text:p>
          </table:table-cell>
          <table:table-cell table:style-name="ACE-0x17a9fd8" table:formula="of:=[.D65]*[.C65]" office:value-type="float" office:value="20">
            <text:p>20.0000</text:p>
          </table:table-cell>
          <table:table-cell table:style-name="Gnumeric-default" office:value-type="string" office:string-value="XBee module">
            <text:p>XBee module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0x17a9fd8"/>
          <table:table-cell table:style-name="ACE-0x17a9fd8" table:formula="of:=SUM([.E46:.E65])" office:value-type="float" office:value="34.6088">
            <text:p>34.6088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number-columns-repeated="2" table:style-name="ACE-0x17a9f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22">
          <table:table-cell table:number-columns-repeated="3" table:style-name="Gnumeric-default"/>
          <table:table-cell table:number-columns-repeated="2" table:style-name="ACE-0x17a9f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3" table:style-name="Gnumeric-default"/>
          <table:table-cell table:number-columns-repeated="2" table:style-name="ACE-0x17a9f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3" table:style-name="Gnumeric-default"/>
          <table:table-cell table:number-columns-repeated="2" table:style-name="ACE-0x17a9f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3" table:style-name="Gnumeric-default"/>
          <table:table-cell table:number-columns-repeated="2" table:style-name="ACE-0x17a9f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164">
          <table:table-cell table:number-columns-repeated="3" table:style-name="Gnumeric-default"/>
          <table:table-cell table:number-columns-repeated="2" table:style-name="ACE-0x17a9f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3" table:style-name="Gnumeric-default"/>
          <table:table-cell table:number-columns-repeated="2" table:style-name="ACE-0x17a9f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65279">
          <table:table-cell table:number-columns-repeated="3" table:style-name="Gnumeric-default"/>
          <table:table-cell table:number-columns-repeated="2" table:style-name="ACE-0x17a9fd8"/>
          <table:table-cell table:number-columns-repeated="59" table:style-name="Gnumeric-default"/>
          <table:table-cell table:number-columns-repeated="192" table:style-name="Gnumeric-default"/>
        </table:table-row>
        <table:named-expressions>
          <table:named-expression table:name="Print_Area" table:expression="of:=#REF!" table:base-cell-address="$'bom_mw_itb_v1.7.2.txt'.$A$1"/>
          <table:named-expression table:name="Sheet_Title" table:expression="of:=&quot;bom_mw_itb_v1.7.2.txt&quot;" table:base-cell-address="$'bom_mw_itb_v1.7.2.txt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4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7a47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1475210" style:display-name="bom_mw_itb_v1.7.2.txt" style:page-layout-name="pl-0x17a47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2-16T00:57:55Z</dc:date>
    <meta:creation-date>2014-12-15T23:42:06Z</meta:creation-date>
    <meta:generator>gnumeric/1.10.17</meta:generator>
  </office:meta>
</office:document-meta>
</file>